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dee" officeooo:paragraph-rsid="000ebdee"/>
    </style:style>
    <style:style style:name="P2" style:family="paragraph" style:parent-style-name="Standard">
      <style:text-properties officeooo:rsid="00109189" officeooo:paragraph-rsid="000ebdee"/>
    </style:style>
    <style:style style:name="P3" style:family="paragraph" style:parent-style-name="Standard">
      <style:text-properties officeooo:rsid="00109189" officeooo:paragraph-rsid="00109189"/>
    </style:style>
    <style:style style:name="P4" style:family="paragraph" style:parent-style-name="Standard">
      <style:text-properties officeooo:rsid="0010bf6c" officeooo:paragraph-rsid="0010bf6c"/>
    </style:style>
    <style:style style:name="P5" style:family="paragraph" style:parent-style-name="Standard">
      <style:text-properties officeooo:rsid="00113705" officeooo:paragraph-rsid="00113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астройка одного СУ.</text:p>
      <text:p text:style-name="P3"/>
      <text:p text:style-name="P3">Настроить ось X.</text:p>
      <text:p text:style-name="P3">1. Подключиться с использованием MR конфигуратора, настроить <text:s/>адрес rs485 и скорость 38400 бод.</text:p>
      <text:p text:style-name="P3">Адрес оси Х — 2. PC20 - 2.</text:p>
      <text:p text:style-name="P3">PC21 — 0020.</text:p>
      <text:p text:style-name="P3">Записать.</text:p>
      <text:p text:style-name="P3"/>
      <text:p text:style-name="P3">Установить в автоматическое включение сигналы SON, EM2/1.</text:p>
      <text:p text:style-name="P1"/>
      <text:p text:style-name="P4">При настройке двигателей один человек стоит рядом с кнопкой аварийного отключения, готовый отключить изделий.</text:p>
      <text:p text:style-name="P1"/>
      <text:p text:style-name="P4">Проверку подключения двигателя осуществлять в холостом режиме до установки зацепления с рейкой.</text:p>
      <text:p text:style-name="P4"/>
      <text:p text:style-name="P5">Первые тесты холостого хода и после установки на машину проводить на скорости 10об/мин.</text:p>
      <text:p text:style-name="P5"/>
      <text:p text:style-name="P1"/>
      <text:p text:style-name="P1"/>
      <text:p text:style-name="P1">1.Убедится, что сервоусилитель отвечает по rs485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mik </meta:initial-creator>
    <meta:creation-date>2016-06-24T15:57:44.102197873</meta:creation-date>
    <dc:date>2016-06-24T16:58:00.875737954</dc:date>
    <dc:creator>Mirmik </dc:creator>
    <meta:editing-duration>PT52M3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11" meta:word-count="81" meta:character-count="575" meta:non-whitespace-character-count="502"/>
  </office:meta>
</office:document-meta>
</file>